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fill="solid" draw:fill-color="#ffffff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T1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ailFlux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Mail Server for Exper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hat MailFlux?</text:p>
          </draw:text-box>
        </draw:frame>
        <draw:frame presentation:style-name="pr5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p>MailFlux...</text:p>
                <text:list>
                  <text:list-item>
                    <text:p>Is the SMTP server portion of the MailVision project.</text:p>
                  </text:list-item>
                  <text:list-item>
                    <text:p>Provides insight into the workings of SMTP servers.</text:p>
                    <text:list>
                      <text:list-item>
                        <text:p>Useful for students learning mail protocols.</text:p>
                      </text:list-item>
                      <text:list-item>
                        <text:p>Useful for administrators debugging mail problems.</text:p>
                      </text:list-item>
                      <text:list-item>
                        <text:p>Useful for individuals who need a personal mail server.</text:p>
                      </text:list-item>
                    </text:list>
                  </text:list-item>
                  <text:list-item>
                    <text:p>Displays information about mail activity in real time.</text:p>
                  </text:list-item>
                  <text:list-item>
                    <text:p>Allows user interaction</text:p>
                    <text:list>
                      <text:list-item>
                        <text:p>Statistics</text:p>
                      </text:list-item>
                      <text:list-item>
                        <text:p>Analysis</text:p>
                      </text:list-item>
                      <text:list-item>
                        <text:p>Reconfigu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Platforms</text:p>
          </draw:text-box>
        </draw:frame>
        <draw:frame presentation:style-name="pr5" draw:layer="layout" svg:width="25.199cm" svg:height="13.691cm" svg:x="1.4cm" svg:y="4.914cm" presentation:class="outline" presentation:user-transformed="true">
          <draw:text-box>
            <text:list text:style-name="L2">
              <text:list-item>
                <text:p>MailFlux runs on limited platforms right now.</text:p>
                <text:list>
                  <text:list-item>
                    <text:p>Official support on Linux and Cygwin.</text:p>
                  </text:list-item>
                  <text:list-item>
                    <text:p>Probably runs on other POSIX based systems.</text:p>
                    <text:list>
                      <text:list-item>
                        <text:p>Not tested outside of Linux and Cygwin</text:p>
                      </text:list-item>
                    </text:list>
                  </text:list-item>
                  <text:list-item>
                    <text:p>Would require significant work to run on Windows.</text:p>
                    <text:list>
                      <text:list-item>
                        <text:p>Uses POSIX threads</text:p>
                      </text:list-item>
                      <text:list-item>
                        <text:p>Uses POSIX sockets API</text:p>
                      </text:list-item>
                      <text:list-item>
                        <text:p>Uses curses</text:p>
                      </text:list-item>
                    </text:list>
                  </text:list-item>
                  <text:list-item>
                    <text:p>Code written in Standard C++</text:p>
                    <text:list>
                      <text:list-item>
                        <text:p>Scala version is plann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Externally Visible Architecture</text:p>
          </draw:text-box>
        </draw:frame>
        <draw:rect draw:style-name="gr2" draw:text-style-name="P1" draw:layer="layout" svg:width="7.366cm" svg:height="3.81cm" svg:x="10.414cm" svg:y="9.652cm">
          <text:p text:style-name="P1">MailFlux</text:p>
        </draw:rect>
        <draw:rect draw:style-name="gr3" draw:text-style-name="P1" draw:layer="layout" svg:width="2.794cm" svg:height="2.794cm" svg:x="3.81cm" svg:y="9.652cm">
          <text:p/>
        </draw:rect>
        <draw:rect draw:style-name="gr3" draw:text-style-name="P1" draw:layer="layout" svg:width="3.048cm" svg:height="2.794cm" svg:x="3.048cm" svg:y="10.16cm">
          <text:p/>
        </draw:rect>
        <draw:rect draw:style-name="gr2" draw:text-style-name="P1" draw:layer="layout" svg:width="3.048cm" svg:height="2.794cm" svg:x="2.54cm" svg:y="10.668cm">
          <text:p text:style-name="P1">Clients</text:p>
        </draw:rect>
        <draw:rect draw:style-name="gr2" draw:text-style-name="P1" draw:layer="layout" svg:width="3.302cm" svg:height="3.556cm" svg:x="21.844cm" svg:y="9.652cm">
          <text:p text:style-name="P1">Next</text:p>
          <text:p text:style-name="P1">Server</text:p>
        </draw:rect>
        <draw:ellipse draw:style-name="gr2" draw:text-style-name="P1" draw:layer="layout" svg:width="4.064cm" svg:height="3.048cm" svg:x="11.938cm" svg:y="5.08cm">
          <text:p text:style-name="P1">Console</text:p>
        </draw:ellipse>
        <draw:ellipse draw:style-name="gr2" draw:text-style-name="P1" draw:layer="layout" svg:width="4.826cm" svg:height="3.048cm" svg:x="8.128cm" svg:y="15.24cm">
          <text:p text:style-name="P1">Configuration</text:p>
          <text:p text:style-name="P1">File</text:p>
        </draw:ellipse>
        <draw:ellipse draw:style-name="gr2" draw:text-style-name="P1" draw:layer="layout" svg:width="4.826cm" svg:height="3.302cm" svg:x="15.748cm" svg:y="14.986cm">
          <text:p text:style-name="P1">Spool</text:p>
        </draw:ellipse>
        <draw:line draw:style-name="gr4" draw:text-style-name="P1" draw:layer="layout" svg:x1="7.112cm" svg:y1="11.43cm" svg:x2="10.414cm" svg:y2="11.43cm">
          <text:p/>
        </draw:line>
        <draw:line draw:style-name="gr4" draw:text-style-name="P1" draw:layer="layout" svg:x1="17.78cm" svg:y1="11.43cm" svg:x2="21.844cm" svg:y2="11.43cm">
          <text:p/>
        </draw:line>
        <draw:line draw:style-name="gr5" draw:text-style-name="P1" draw:layer="layout" svg:x1="13.97cm" svg:y1="8.128cm" svg:x2="13.97cm" svg:y2="9.652cm">
          <text:p/>
        </draw:line>
        <draw:line draw:style-name="gr4" draw:text-style-name="P1" draw:layer="layout" svg:x1="10.922cm" svg:y1="15.24cm" svg:x2="11.938cm" svg:y2="13.462cm">
          <text:p/>
        </draw:line>
        <draw:line draw:style-name="gr5" draw:text-style-name="P1" draw:layer="layout" svg:x1="16.51cm" svg:y1="13.462cm" svg:x2="17.018cm" svg:y2="15.2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Clien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ailFlux is a concurrent server</text:p>
                <text:list>
                  <text:list-item>
                    <text:p>SMTP conversations can be long.</text:p>
                    <text:list>
                      <text:list-item>
                        <text:p>Large mail messages.</text:p>
                      </text:list-item>
                      <text:list-item>
                        <text:p>Multiple mail messages.</text:p>
                      </text:list-item>
                      <text:list-item>
                        <text:p>Slow (confused?) clients.</text:p>
                      </text:list-item>
                    </text:list>
                  </text:list-item>
                  <text:list-item>
                    <text:p>Uses a threading approach.</text:p>
                    <text:list>
                      <text:list-item>
                        <text:p>One thread loops waiting to accept new clients.</text:p>
                      </text:list-item>
                      <text:list-item>
                        <text:p>Separate thread for each client.</text:p>
                      </text:list-item>
                    </text:list>
                  </text:list-item>
                  <text:list-item>
                    <text:p><text:span text:style-name="T1">ServerConnection</text:span></text:p>
                    <text:list>
                      <text:list-item>
                        <text:p>Each client handled by an instance of this clas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sole</text:p>
          </draw:text-box>
        </draw:frame>
        <draw:frame presentation:style-name="pr5" draw:layer="layout" svg:width="25.199cm" svg:height="14.894cm" svg:x="1.4cm" svg:y="4.914cm" presentation:class="outline" presentation:user-transformed="true">
          <draw:text-box>
            <text:list text:style-name="L2">
              <text:list-item>
                <text:p>Interaction with human user.</text:p>
                <text:list>
                  <text:list-item>
                    <text:p>Message display region.</text:p>
                    <text:list>
                      <text:list-item>
                        <text:p>Shows information about SMTP transactions in real time.</text:p>
                      </text:list-item>
                      <text:list-item>
                        <text:p>Shows debugging information.</text:p>
                      </text:list-item>
                      <text:list-item>
                        <text:p>Asynchronous.</text:p>
                        <text:list>
                          <text:list-item>
                            <text:p>Output from multiple threads interleaved on a line-by-line basis.</text:p>
                          </text:list-item>
                        </text:list>
                      </text:list-item>
                    </text:list>
                  </text:list-item>
                  <text:list-item>
                    <text:p>Interaction region.</text:p>
                    <text:list>
                      <text:list-item>
                        <text:p>Executes in its own thread.</text:p>
                      </text:list-item>
                      <text:list-item>
                        <text:p>Shows command prompt.</text:p>
                        <text:list>
                          <text:list-item>
                            <text:p>User can reconfigure MailFlux as it runs.</text:p>
                          </text:list-item>
                          <text:list-item>
                            <text:p>User can query statistics and other information.</text:p>
                          </text:list-item>
                        </text:list>
                      </text:list-item>
                      <text:list-item>
                        <text:p>Currently only “quit” command implemented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Next Serve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ailFlux is a forwarding server.</text:p>
                <text:list>
                  <text:list-item>
                    <text:p>All messages it receives are passed on to another server for deliver (or further forwarding).</text:p>
                    <text:list>
                      <text:list-item>
                        <text:p>No local delivery support at this time.</text:p>
                      </text:list-item>
                      <text:list-item>
                        <text:p>Still useful...</text:p>
                        <text:list>
                          <text:list-item>
                            <text:p>Statistics</text:p>
                          </text:list-item>
                          <text:list-item>
                            <text:p>Filtering</text:p>
                          </text:list-item>
                          <text:list-item>
                            <text:p>Local control</text:p>
                          </text:list-item>
                        </text:list>
                      </text:list-item>
                    </text:list>
                  </text:list-item>
                  <text:list-item>
                    <text:p>Currently only one “next server” allow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figuration Fil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sed to specify default options.</text:p>
                <text:list>
                  <text:list-item>
                    <text:p>Location of message spool (on disk)</text:p>
                  </text:list-item>
                  <text:list-item>
                    <text:p>Name of the next server</text:p>
                  </text:list-item>
                  <text:list-item>
                    <text:p>Listening port.</text:p>
                  </text:list-item>
                </text:list>
              </text:list-item>
              <text:list-item>
                <text:p>Options can be overridden by command line or changed dynamically by user.</text:p>
                <text:list>
                  <text:list-item>
                    <text:p>Current not implement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essage Spoo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torage area on disk where received messages are placed.</text:p>
                <text:list>
                  <text:list-item>
                    <text:p>Each message is stored with its sender and recipient list.</text:p>
                  </text:list-item>
                  <text:list-item>
                    <text:p>Spool handling thread wakes up every 15 seconds and tries to forward all spooled messages to the next server.</text:p>
                    <text:list>
                      <text:list-item>
                        <text:p>Creates <text:span text:style-name="T1">ClientConnection</text:span> instances to do thi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03T13:48:54</dc:date>
    <dc:creator>Peter Chapin</dc:creator>
    <meta:editing-duration>PT2H26M1S</meta:editing-duration>
    <meta:editing-cycles>5</meta:editing-cycles>
    <meta:generator>LibreOffice/3.5$Linux_X86_64 LibreOffice_project/350m1$Build-2</meta:gener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